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7000000A7A5058804FBFF6AD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language="es" fo:country="MX" officeooo:rsid="00074cb1" officeooo:paragraph-rsid="00074cb1"/>
    </style:style>
    <style:style style:name="P2" style:family="paragraph" style:parent-style-name="Standard">
      <style:paragraph-properties fo:text-align="end" style:justify-single-word="false"/>
      <style:text-properties officeooo:paragraph-rsid="00074cb1"/>
    </style:style>
    <style:style style:name="P3" style:family="paragraph" style:parent-style-name="Standard">
      <style:text-properties fo:font-weight="bold" officeooo:rsid="00395351" officeooo:paragraph-rsid="00395351" style:font-weight-asian="bold" style:font-weight-complex="bold"/>
    </style:style>
    <style:style style:name="P4" style:family="paragraph" style:parent-style-name="Standard">
      <style:text-properties fo:language="es" fo:country="VE"/>
    </style:style>
    <style:style style:name="P5" style:family="paragraph" style:parent-style-name="Standard">
      <style:text-properties fo:language="es" fo:country="VE" fo:font-weight="bold" officeooo:rsid="0025d7e2" officeooo:paragraph-rsid="0025d7e2" style:font-weight-asian="bold" style:font-weight-complex="bold"/>
    </style:style>
    <style:style style:name="P6" style:family="paragraph" style:parent-style-name="Standard">
      <style:text-properties fo:language="es" fo:country="VE" fo:font-weight="bold" officeooo:rsid="0043d92a" officeooo:paragraph-rsid="0043d92a" style:font-weight-asian="bold" style:font-weight-complex="bold"/>
    </style:style>
    <style:style style:name="P7" style:family="paragraph" style:parent-style-name="Standard">
      <style:paragraph-properties fo:text-align="center" style:justify-single-word="false"/>
      <style:text-properties fo:language="es" fo:country="VE" fo:font-weight="bold" officeooo:rsid="005e4200" officeooo:paragraph-rsid="005e4200" style:font-weight-asian="bold" style:font-weight-complex="bold"/>
    </style:style>
    <style:style style:name="P8" style:family="paragraph" style:parent-style-name="Standard">
      <style:text-properties fo:language="es" fo:country="VE" fo:font-weight="bold" officeooo:rsid="005e4200" officeooo:paragraph-rsid="005e4200" style:font-weight-asian="bold" style:font-weight-complex="bold"/>
    </style:style>
    <style:style style:name="P9" style:family="paragraph" style:parent-style-name="Standard">
      <style:text-properties fo:language="es" fo:country="VE" fo:font-weight="bold" officeooo:rsid="0028c336" officeooo:paragraph-rsid="00395351" style:font-weight-asian="bold" style:font-weight-complex="bold"/>
    </style:style>
    <style:style style:name="P10" style:family="paragraph" style:parent-style-name="Standard">
      <style:text-properties fo:language="es" fo:country="VE" fo:font-weight="normal" officeooo:rsid="00395351" officeooo:paragraph-rsid="00395351" style:font-weight-asian="normal" style:font-weight-complex="normal"/>
    </style:style>
    <style:style style:name="P11" style:family="paragraph" style:parent-style-name="Standard">
      <style:text-properties fo:language="es" fo:country="VE" fo:font-weight="normal" officeooo:rsid="004087ff" officeooo:paragraph-rsid="004087ff" style:font-weight-asian="normal" style:font-weight-complex="normal"/>
    </style:style>
    <style:style style:name="P12" style:family="paragraph" style:parent-style-name="Standard">
      <style:text-properties fo:language="es" fo:country="VE" fo:font-weight="normal" officeooo:rsid="005e4200" officeooo:paragraph-rsid="005e4200" style:font-weight-asian="normal" style:font-weight-complex="normal"/>
    </style:style>
    <style:style style:name="P13" style:family="paragraph" style:parent-style-name="Standard">
      <style:text-properties fo:language="es" fo:country="VE" fo:font-weight="normal" officeooo:rsid="005e4200" officeooo:paragraph-rsid="004a5e12" style:font-weight-asian="normal" style:font-weight-complex="normal"/>
    </style:style>
    <style:style style:name="P14" style:family="paragraph" style:parent-style-name="Standard">
      <style:text-properties fo:language="es" fo:country="VE" fo:font-style="normal" fo:font-weight="normal" officeooo:rsid="002bee8b" officeooo:paragraph-rsid="002d6aaf" style:font-style-asian="normal" style:font-weight-asian="normal" style:font-style-complex="normal" style:font-weight-complex="normal"/>
    </style:style>
    <style:style style:name="P15" style:family="paragraph" style:parent-style-name="Standard">
      <style:text-properties fo:language="es" fo:country="VE" fo:font-style="normal" fo:font-weight="normal" officeooo:rsid="0035eaff" officeooo:paragraph-rsid="0035eaff" style:font-style-asian="normal" style:font-weight-asian="normal" style:font-style-complex="normal" style:font-weight-complex="normal"/>
    </style:style>
    <style:style style:name="P16" style:family="paragraph" style:parent-style-name="Standard">
      <style:text-properties fo:language="es" fo:country="VE" fo:font-style="normal" fo:font-weight="normal" officeooo:rsid="0035eaff" officeooo:paragraph-rsid="002dcba6" style:font-style-asian="normal" style:font-weight-asian="normal" style:font-style-complex="normal" style:font-weight-complex="normal"/>
    </style:style>
    <style:style style:name="P17" style:family="paragraph" style:parent-style-name="Standard">
      <style:text-properties fo:language="es" fo:country="VE" fo:font-style="normal" fo:font-weight="normal" officeooo:rsid="0035eaff" officeooo:paragraph-rsid="0039f621" style:font-style-asian="normal" style:font-weight-asian="normal" style:font-style-complex="normal" style:font-weight-complex="normal"/>
    </style:style>
    <style:style style:name="P18" style:family="paragraph" style:parent-style-name="Standard">
      <style:text-properties fo:language="es" fo:country="VE" fo:font-style="normal" fo:font-weight="normal" officeooo:rsid="0035eaff" officeooo:paragraph-rsid="0043d92a" style:font-style-asian="normal" style:font-weight-asian="normal" style:font-style-complex="normal" style:font-weight-complex="normal"/>
    </style:style>
    <style:style style:name="P19" style:family="paragraph" style:parent-style-name="Standard">
      <style:text-properties fo:language="es" fo:country="VE" fo:font-style="normal" fo:font-weight="normal" officeooo:rsid="003bb39b" officeooo:paragraph-rsid="003cf509" style:font-style-asian="normal" style:font-weight-asian="normal" style:font-style-complex="normal" style:font-weight-complex="normal"/>
    </style:style>
    <style:style style:name="P20" style:family="paragraph" style:parent-style-name="Standard">
      <style:text-properties fo:language="es" fo:country="VE" fo:font-style="normal" fo:font-weight="normal" officeooo:rsid="002d6aaf" officeooo:paragraph-rsid="002d6aaf" style:font-style-asian="normal" style:font-weight-asian="normal" style:font-style-complex="normal" style:font-weight-complex="normal"/>
    </style:style>
    <style:style style:name="P21" style:family="paragraph" style:parent-style-name="Standard">
      <style:text-properties fo:language="es" fo:country="VE" fo:font-style="normal" fo:font-weight="normal" officeooo:rsid="003cf509" officeooo:paragraph-rsid="00441249" style:font-style-asian="normal" style:font-weight-asian="normal" style:font-style-complex="normal" style:font-weight-complex="normal"/>
    </style:style>
    <style:style style:name="P22" style:family="paragraph" style:parent-style-name="Standard">
      <style:text-properties fo:language="es" fo:country="VE" fo:font-style="normal" fo:font-weight="normal" officeooo:rsid="00456e71" officeooo:paragraph-rsid="003b1142" style:font-style-asian="normal" style:font-weight-asian="normal" style:font-style-complex="normal" style:font-weight-complex="normal"/>
    </style:style>
    <style:style style:name="P23" style:family="paragraph" style:parent-style-name="Standard">
      <style:text-properties fo:language="es" fo:country="VE" fo:font-style="normal" fo:font-weight="normal" officeooo:rsid="004ae10b" officeooo:paragraph-rsid="004ae10b" style:font-style-asian="normal" style:font-weight-asian="normal" style:font-style-complex="normal" style:font-weight-complex="normal"/>
    </style:style>
    <style:style style:name="P24" style:family="paragraph" style:parent-style-name="Standard">
      <style:text-properties fo:language="es" fo:country="VE" fo:font-style="normal" fo:font-weight="normal" officeooo:rsid="004a5e12" officeooo:paragraph-rsid="0048e803" style:font-style-asian="normal" style:font-weight-asian="normal" style:font-style-complex="normal" style:font-weight-complex="normal"/>
    </style:style>
    <style:style style:name="P25" style:family="paragraph" style:parent-style-name="Standard">
      <style:text-properties fo:language="es" fo:country="VE" fo:font-style="normal" fo:font-weight="normal" officeooo:rsid="005aeb26" officeooo:paragraph-rsid="00593b89" style:font-style-asian="normal" style:font-weight-asian="normal" style:font-style-complex="normal" style:font-weight-complex="normal"/>
    </style:style>
    <style:style style:name="P26" style:family="paragraph" style:parent-style-name="Standard">
      <style:text-properties fo:language="es" fo:country="VE" fo:font-style="normal" fo:font-weight="normal" officeooo:rsid="00520d4a" officeooo:paragraph-rsid="0051efd8" style:font-style-asian="normal" style:font-weight-asian="normal" style:font-style-complex="normal" style:font-weight-complex="normal"/>
    </style:style>
    <style:style style:name="P27" style:family="paragraph" style:parent-style-name="Standard">
      <style:text-properties officeooo:paragraph-rsid="0035eaff"/>
    </style:style>
    <style:style style:name="P28" style:family="paragraph" style:parent-style-name="Standard">
      <style:text-properties officeooo:paragraph-rsid="0037675d"/>
    </style:style>
    <style:style style:name="P29" style:family="paragraph" style:parent-style-name="Standard">
      <style:text-properties officeooo:paragraph-rsid="003cf509"/>
    </style:style>
    <style:style style:name="P30" style:family="paragraph" style:parent-style-name="Standard">
      <style:text-properties officeooo:paragraph-rsid="003eab16"/>
    </style:style>
    <style:style style:name="P31" style:family="paragraph" style:parent-style-name="Standard">
      <style:text-properties officeooo:paragraph-rsid="00414a67"/>
    </style:style>
    <style:style style:name="P32" style:family="paragraph" style:parent-style-name="Standard">
      <style:text-properties officeooo:paragraph-rsid="003b1142"/>
    </style:style>
    <style:style style:name="P33" style:family="paragraph" style:parent-style-name="Standard">
      <style:text-properties officeooo:paragraph-rsid="00441249"/>
    </style:style>
    <style:style style:name="P34" style:family="paragraph" style:parent-style-name="Standard">
      <style:text-properties officeooo:paragraph-rsid="004fd427"/>
    </style:style>
    <style:style style:name="P35" style:family="paragraph" style:parent-style-name="Standard">
      <style:text-properties officeooo:paragraph-rsid="0051efd8"/>
    </style:style>
    <style:style style:name="P36" style:family="paragraph" style:parent-style-name="Standard">
      <style:text-properties officeooo:paragraph-rsid="00520d4a"/>
    </style:style>
    <style:style style:name="P37" style:family="paragraph" style:parent-style-name="Standard">
      <style:text-properties officeooo:paragraph-rsid="0053d0b7"/>
    </style:style>
    <style:style style:name="P38" style:family="paragraph" style:parent-style-name="Standard">
      <style:text-properties officeooo:paragraph-rsid="00575c65"/>
    </style:style>
    <style:style style:name="P39" style:family="paragraph" style:parent-style-name="Standard">
      <style:text-properties officeooo:paragraph-rsid="00593b89"/>
    </style:style>
    <style:style style:name="P40" style:family="paragraph" style:parent-style-name="Standard">
      <style:text-properties officeooo:paragraph-rsid="005aeb26"/>
    </style:style>
    <style:style style:name="P41" style:family="paragraph" style:parent-style-name="Standard">
      <style:text-properties officeooo:paragraph-rsid="005f984c"/>
    </style:style>
    <style:style style:name="P42" style:family="paragraph" style:parent-style-name="Standard">
      <style:text-properties officeooo:paragraph-rsid="00612086"/>
    </style:style>
    <style:style style:name="P43" style:family="paragraph" style:parent-style-name="Standard">
      <style:text-properties officeooo:paragraph-rsid="0063f890"/>
    </style:style>
    <style:style style:name="P44" style:family="paragraph" style:parent-style-name="Header">
      <style:paragraph-properties fo:text-align="end" style:justify-single-word="false"/>
      <style:text-properties fo:font-weight="bold" officeooo:rsid="00074cb1" officeooo:paragraph-rsid="00074cb1" style:font-weight-asian="bold" style:font-weight-complex="bold"/>
    </style:style>
    <style:style style:name="P45" style:family="paragraph" style:parent-style-name="Standard">
      <style:text-properties fo:language="es" fo:country="VE" fo:font-weight="normal" officeooo:rsid="00664276" officeooo:paragraph-rsid="0063f890" style:font-weight-asian="normal" style:font-weight-complex="normal"/>
    </style:style>
    <style:style style:name="T1" style:family="text">
      <style:text-properties fo:language="es" fo:country="MX" fo:font-weight="bold" officeooo:rsid="000907bd" style:font-weight-asian="bold" style:font-weight-complex="bold"/>
    </style:style>
    <style:style style:name="T2" style:family="text">
      <style:text-properties fo:language="es" fo:country="MX" fo:font-weight="bold" officeooo:rsid="0025d7e2" style:font-weight-asian="bold" style:font-weight-complex="bold"/>
    </style:style>
    <style:style style:name="T3" style:family="text">
      <style:text-properties fo:language="es" fo:country="MX" fo:font-weight="bold" officeooo:rsid="005ebd32" style:font-weight-asian="bold" style:font-weight-complex="bold"/>
    </style:style>
    <style:style style:name="T4" style:family="text">
      <style:text-properties fo:language="es" fo:country="MX" officeooo:rsid="000907bd"/>
    </style:style>
    <style:style style:name="T5" style:family="text">
      <style:text-properties fo:language="es" fo:country="MX" officeooo:rsid="00082c71"/>
    </style:style>
    <style:style style:name="T6" style:family="text">
      <style:text-properties fo:language="es" fo:country="VE" fo:font-weight="normal" officeooo:rsid="0028c336" style:font-weight-asian="normal" style:font-weight-complex="normal"/>
    </style:style>
    <style:style style:name="T7" style:family="text">
      <style:text-properties fo:language="es" fo:country="VE" fo:font-weight="normal" officeooo:rsid="0025d7e2" style:font-weight-asian="normal" style:font-weight-complex="normal"/>
    </style:style>
    <style:style style:name="T8" style:family="text">
      <style:text-properties fo:language="es" fo:country="VE" fo:font-weight="normal" officeooo:rsid="002a1065" style:font-weight-asian="normal" style:font-weight-complex="normal"/>
    </style:style>
    <style:style style:name="T9" style:family="text">
      <style:text-properties fo:language="es" fo:country="VE" fo:font-weight="normal" officeooo:rsid="0063f890" style:font-weight-asian="normal" style:font-weight-complex="normal"/>
    </style:style>
    <style:style style:name="T10" style:family="text">
      <style:text-properties fo:language="es" fo:country="VE" fo:font-weight="normal" officeooo:rsid="0064f6b7" style:font-weight-asian="normal" style:font-weight-complex="normal"/>
    </style:style>
    <style:style style:name="T11" style:family="text">
      <style:text-properties fo:language="es" fo:country="VE" fo:font-weight="normal" officeooo:rsid="00664276" style:font-weight-asian="normal" style:font-weight-complex="normal"/>
    </style:style>
    <style:style style:name="T12" style:family="text">
      <style:text-properties fo:language="es" fo:country="VE" fo:font-style="italic" fo:font-weight="normal" officeooo:rsid="002a1065" style:font-style-asian="italic" style:font-weight-asian="normal" style:font-style-complex="italic" style:font-weight-complex="normal"/>
    </style:style>
    <style:style style:name="T13" style:family="text">
      <style:text-properties fo:language="es" fo:country="VE" fo:font-style="normal" fo:font-weight="normal" officeooo:rsid="002a1065" style:font-style-asian="normal" style:font-weight-asian="normal" style:font-style-complex="normal" style:font-weight-complex="normal"/>
    </style:style>
    <style:style style:name="T14" style:family="text">
      <style:text-properties fo:language="es" fo:country="VE" fo:font-style="normal" fo:font-weight="normal" officeooo:rsid="002bee8b" style:font-style-asian="normal" style:font-weight-asian="normal" style:font-style-complex="normal" style:font-weight-complex="normal"/>
    </style:style>
    <style:style style:name="T15" style:family="text">
      <style:text-properties fo:language="es" fo:country="VE" fo:font-style="normal" fo:font-weight="normal" officeooo:rsid="002d6aaf" style:font-style-asian="normal" style:font-weight-asian="normal" style:font-style-complex="normal" style:font-weight-complex="normal"/>
    </style:style>
    <style:style style:name="T16" style:family="text">
      <style:text-properties fo:language="es" fo:country="VE" fo:font-style="normal" fo:font-weight="normal" officeooo:rsid="0025d87a" style:font-style-asian="normal" style:font-weight-asian="normal" style:font-style-complex="normal" style:font-weight-complex="normal"/>
    </style:style>
    <style:style style:name="T17" style:family="text">
      <style:text-properties fo:language="es" fo:country="VE" fo:font-style="normal" fo:font-weight="normal" officeooo:rsid="002fb77a" style:font-style-asian="normal" style:font-weight-asian="normal" style:font-style-complex="normal" style:font-weight-complex="normal"/>
    </style:style>
    <style:style style:name="T18" style:family="text">
      <style:text-properties fo:language="es" fo:country="VE" fo:font-style="normal" fo:font-weight="normal" officeooo:rsid="0031563e" style:font-style-asian="normal" style:font-weight-asian="normal" style:font-style-complex="normal" style:font-weight-complex="normal"/>
    </style:style>
    <style:style style:name="T19" style:family="text">
      <style:text-properties fo:language="es" fo:country="VE" fo:font-style="normal" fo:font-weight="normal" officeooo:rsid="00325354" style:font-style-asian="normal" style:font-weight-asian="normal" style:font-style-complex="normal" style:font-weight-complex="normal"/>
    </style:style>
    <style:style style:name="T20" style:family="text">
      <style:text-properties fo:language="es" fo:country="VE" fo:font-style="normal" fo:font-weight="normal" officeooo:rsid="003472f3" style:font-style-asian="normal" style:font-weight-asian="normal" style:font-style-complex="normal" style:font-weight-complex="normal"/>
    </style:style>
    <style:style style:name="T21" style:family="text">
      <style:text-properties fo:language="es" fo:country="VE" fo:font-style="normal" fo:font-weight="normal" officeooo:rsid="0035eaff" style:font-style-asian="normal" style:font-weight-asian="normal" style:font-style-complex="normal" style:font-weight-complex="normal"/>
    </style:style>
    <style:style style:name="T22" style:family="text">
      <style:text-properties fo:language="es" fo:country="VE" fo:font-style="normal" fo:font-weight="normal" officeooo:rsid="0037675d" style:font-style-asian="normal" style:font-weight-asian="normal" style:font-style-complex="normal" style:font-weight-complex="normal"/>
    </style:style>
    <style:style style:name="T23" style:family="text">
      <style:text-properties fo:language="es" fo:country="VE" fo:font-style="normal" fo:font-weight="normal" officeooo:rsid="00395351" style:font-style-asian="normal" style:font-weight-asian="normal" style:font-style-complex="normal" style:font-weight-complex="normal"/>
    </style:style>
    <style:style style:name="T24" style:family="text">
      <style:text-properties fo:language="es" fo:country="VE" fo:font-style="normal" fo:font-weight="normal" officeooo:rsid="003b1142" style:font-style-asian="normal" style:font-weight-asian="normal" style:font-style-complex="normal" style:font-weight-complex="normal"/>
    </style:style>
    <style:style style:name="T25" style:family="text">
      <style:text-properties fo:language="es" fo:country="VE" fo:font-style="normal" fo:font-weight="normal" officeooo:rsid="003bb39b" style:font-style-asian="normal" style:font-weight-asian="normal" style:font-style-complex="normal" style:font-weight-complex="normal"/>
    </style:style>
    <style:style style:name="T26" style:family="text">
      <style:text-properties fo:language="es" fo:country="VE" fo:font-style="normal" fo:font-weight="normal" officeooo:rsid="003cf509" style:font-style-asian="normal" style:font-weight-asian="normal" style:font-style-complex="normal" style:font-weight-complex="normal"/>
    </style:style>
    <style:style style:name="T27" style:family="text">
      <style:text-properties fo:language="es" fo:country="VE" fo:font-style="normal" fo:font-weight="normal" officeooo:rsid="003d7f5f" style:font-style-asian="normal" style:font-weight-asian="normal" style:font-style-complex="normal" style:font-weight-complex="normal"/>
    </style:style>
    <style:style style:name="T28" style:family="text">
      <style:text-properties fo:language="es" fo:country="VE" fo:font-style="normal" fo:font-weight="normal" officeooo:rsid="003eab16" style:font-style-asian="normal" style:font-weight-asian="normal" style:font-style-complex="normal" style:font-weight-complex="normal"/>
    </style:style>
    <style:style style:name="T29" style:family="text">
      <style:text-properties fo:language="es" fo:country="VE" fo:font-style="normal" fo:font-weight="normal" officeooo:rsid="004087ff" style:font-style-asian="normal" style:font-weight-asian="normal" style:font-style-complex="normal" style:font-weight-complex="normal"/>
    </style:style>
    <style:style style:name="T30" style:family="text">
      <style:text-properties fo:language="es" fo:country="VE" fo:font-style="normal" fo:font-weight="normal" officeooo:rsid="00414a67" style:font-style-asian="normal" style:font-weight-asian="normal" style:font-style-complex="normal" style:font-weight-complex="normal"/>
    </style:style>
    <style:style style:name="T31" style:family="text">
      <style:text-properties fo:language="es" fo:country="VE" fo:font-style="normal" fo:font-weight="normal" officeooo:rsid="00430e23" style:font-style-asian="normal" style:font-weight-asian="normal" style:font-style-complex="normal" style:font-weight-complex="normal"/>
    </style:style>
    <style:style style:name="T32" style:family="text">
      <style:text-properties fo:language="es" fo:country="VE" fo:font-style="normal" fo:font-weight="normal" officeooo:rsid="00441249" style:font-style-asian="normal" style:font-weight-asian="normal" style:font-style-complex="normal" style:font-weight-complex="normal"/>
    </style:style>
    <style:style style:name="T33" style:family="text">
      <style:text-properties fo:language="es" fo:country="VE" fo:font-style="normal" fo:font-weight="normal" officeooo:rsid="00456e71" style:font-style-asian="normal" style:font-weight-asian="normal" style:font-style-complex="normal" style:font-weight-complex="normal"/>
    </style:style>
    <style:style style:name="T34" style:family="text">
      <style:text-properties fo:language="es" fo:country="VE" fo:font-style="normal" fo:font-weight="normal" officeooo:rsid="0045ac82" style:font-style-asian="normal" style:font-weight-asian="normal" style:font-style-complex="normal" style:font-weight-complex="normal"/>
    </style:style>
    <style:style style:name="T35" style:family="text">
      <style:text-properties fo:language="es" fo:country="VE" fo:font-style="normal" fo:font-weight="normal" officeooo:rsid="0046d124" style:font-style-asian="normal" style:font-weight-asian="normal" style:font-style-complex="normal" style:font-weight-complex="normal"/>
    </style:style>
    <style:style style:name="T36" style:family="text">
      <style:text-properties fo:language="es" fo:country="VE" fo:font-style="normal" fo:font-weight="normal" officeooo:rsid="00486b22" style:font-style-asian="normal" style:font-weight-asian="normal" style:font-style-complex="normal" style:font-weight-complex="normal"/>
    </style:style>
    <style:style style:name="T37" style:family="text">
      <style:text-properties fo:language="es" fo:country="VE" fo:font-style="normal" fo:font-weight="normal" officeooo:rsid="0048e803" style:font-style-asian="normal" style:font-weight-asian="normal" style:font-style-complex="normal" style:font-weight-complex="normal"/>
    </style:style>
    <style:style style:name="T38" style:family="text">
      <style:text-properties fo:language="es" fo:country="VE" fo:font-style="normal" fo:font-weight="normal" officeooo:rsid="004a5e12" style:font-style-asian="normal" style:font-weight-asian="normal" style:font-style-complex="normal" style:font-weight-complex="normal"/>
    </style:style>
    <style:style style:name="T39" style:family="text">
      <style:text-properties fo:language="es" fo:country="VE" fo:font-style="normal" fo:font-weight="normal" officeooo:rsid="004ad295" style:font-style-asian="normal" style:font-weight-asian="normal" style:font-style-complex="normal" style:font-weight-complex="normal"/>
    </style:style>
    <style:style style:name="T40" style:family="text">
      <style:text-properties fo:language="es" fo:country="VE" fo:font-style="normal" fo:font-weight="normal" officeooo:rsid="004ae10b" style:font-style-asian="normal" style:font-weight-asian="normal" style:font-style-complex="normal" style:font-weight-complex="normal"/>
    </style:style>
    <style:style style:name="T41" style:family="text">
      <style:text-properties fo:language="es" fo:country="VE" fo:font-style="normal" fo:font-weight="normal" officeooo:rsid="004ddccc" style:font-style-asian="normal" style:font-weight-asian="normal" style:font-style-complex="normal" style:font-weight-complex="normal"/>
    </style:style>
    <style:style style:name="T42" style:family="text">
      <style:text-properties fo:language="es" fo:country="VE" fo:font-style="normal" fo:font-weight="normal" officeooo:rsid="004ec02c" style:font-style-asian="normal" style:font-weight-asian="normal" style:font-style-complex="normal" style:font-weight-complex="normal"/>
    </style:style>
    <style:style style:name="T43" style:family="text">
      <style:text-properties fo:language="es" fo:country="VE" fo:font-style="normal" fo:font-weight="normal" officeooo:rsid="004fd427" style:font-style-asian="normal" style:font-weight-asian="normal" style:font-style-complex="normal" style:font-weight-complex="normal"/>
    </style:style>
    <style:style style:name="T44" style:family="text">
      <style:text-properties fo:language="es" fo:country="VE" fo:font-style="normal" fo:font-weight="normal" officeooo:rsid="0051efd8" style:font-style-asian="normal" style:font-weight-asian="normal" style:font-style-complex="normal" style:font-weight-complex="normal"/>
    </style:style>
    <style:style style:name="T45" style:family="text">
      <style:text-properties fo:language="es" fo:country="VE" fo:font-style="normal" fo:font-weight="normal" officeooo:rsid="00520d4a" style:font-style-asian="normal" style:font-weight-asian="normal" style:font-style-complex="normal" style:font-weight-complex="normal"/>
    </style:style>
    <style:style style:name="T46" style:family="text">
      <style:text-properties fo:language="es" fo:country="VE" fo:font-style="normal" fo:font-weight="normal" officeooo:rsid="00522079" style:font-style-asian="normal" style:font-weight-asian="normal" style:font-style-complex="normal" style:font-weight-complex="normal"/>
    </style:style>
    <style:style style:name="T47" style:family="text">
      <style:text-properties fo:language="es" fo:country="VE" fo:font-style="normal" fo:font-weight="normal" officeooo:rsid="00522aec" style:font-style-asian="normal" style:font-weight-asian="normal" style:font-style-complex="normal" style:font-weight-complex="normal"/>
    </style:style>
    <style:style style:name="T48" style:family="text">
      <style:text-properties fo:language="es" fo:country="VE" fo:font-style="normal" fo:font-weight="normal" officeooo:rsid="0053d0b7" style:font-style-asian="normal" style:font-weight-asian="normal" style:font-style-complex="normal" style:font-weight-complex="normal"/>
    </style:style>
    <style:style style:name="T49" style:family="text">
      <style:text-properties fo:language="es" fo:country="VE" fo:font-style="normal" fo:font-weight="normal" officeooo:rsid="0054fca9" style:font-style-asian="normal" style:font-weight-asian="normal" style:font-style-complex="normal" style:font-weight-complex="normal"/>
    </style:style>
    <style:style style:name="T50" style:family="text">
      <style:text-properties fo:language="es" fo:country="VE" fo:font-style="normal" fo:font-weight="normal" officeooo:rsid="0055de55" style:font-style-asian="normal" style:font-weight-asian="normal" style:font-style-complex="normal" style:font-weight-complex="normal"/>
    </style:style>
    <style:style style:name="T51" style:family="text">
      <style:text-properties fo:language="es" fo:country="VE" fo:font-style="normal" fo:font-weight="normal" officeooo:rsid="00575c65" style:font-style-asian="normal" style:font-weight-asian="normal" style:font-style-complex="normal" style:font-weight-complex="normal"/>
    </style:style>
    <style:style style:name="T52" style:family="text">
      <style:text-properties fo:language="es" fo:country="VE" fo:font-style="normal" fo:font-weight="normal" officeooo:rsid="00593b89" style:font-style-asian="normal" style:font-weight-asian="normal" style:font-style-complex="normal" style:font-weight-complex="normal"/>
    </style:style>
    <style:style style:name="T53" style:family="text">
      <style:text-properties fo:language="es" fo:country="VE" fo:font-style="normal" fo:font-weight="normal" officeooo:rsid="005aeb26" style:font-style-asian="normal" style:font-weight-asian="normal" style:font-style-complex="normal" style:font-weight-complex="normal"/>
    </style:style>
    <style:style style:name="T54" style:family="text">
      <style:text-properties fo:language="es" fo:country="VE" fo:font-style="normal" fo:font-weight="normal" officeooo:rsid="005cbb0c" style:font-style-asian="normal" style:font-weight-asian="normal" style:font-style-complex="normal" style:font-weight-complex="normal"/>
    </style:style>
    <style:style style:name="T55" style:family="text">
      <style:text-properties fo:language="es" fo:country="VE" fo:font-style="normal" fo:font-weight="normal" officeooo:rsid="005d7787" style:font-style-asian="normal" style:font-weight-asian="normal" style:font-style-complex="normal" style:font-weight-complex="normal"/>
    </style:style>
    <style:style style:name="T56" style:family="text">
      <style:text-properties fo:language="es" fo:country="VE" fo:font-style="normal" fo:font-weight="normal" officeooo:rsid="005e4200" style:font-style-asian="normal" style:font-weight-asian="normal" style:font-style-complex="normal" style:font-weight-complex="normal"/>
    </style:style>
    <style:style style:name="T57" style:family="text">
      <style:text-properties fo:language="es" fo:country="VE" fo:font-style="normal" fo:font-weight="normal" officeooo:rsid="005ebd32" style:font-style-asian="normal" style:font-weight-asian="normal" style:font-style-complex="normal" style:font-weight-complex="normal"/>
    </style:style>
    <style:style style:name="T58" style:family="text">
      <style:text-properties fo:language="es" fo:country="VE" fo:font-style="normal" fo:font-weight="normal" officeooo:rsid="005f6518" style:font-style-asian="normal" style:font-weight-asian="normal" style:font-style-complex="normal" style:font-weight-complex="normal"/>
    </style:style>
    <style:style style:name="T59" style:family="text">
      <style:text-properties fo:language="es" fo:country="VE" fo:font-style="normal" fo:font-weight="normal" officeooo:rsid="005f984c" style:font-style-asian="normal" style:font-weight-asian="normal" style:font-style-complex="normal" style:font-weight-complex="normal"/>
    </style:style>
    <style:style style:name="T60" style:family="text">
      <style:text-properties fo:language="es" fo:country="VE" fo:font-style="normal" fo:font-weight="normal" officeooo:rsid="0060183c" style:font-style-asian="normal" style:font-weight-asian="normal" style:font-style-complex="normal" style:font-weight-complex="normal"/>
    </style:style>
    <style:style style:name="T61" style:family="text">
      <style:text-properties fo:language="es" fo:country="VE" fo:font-style="normal" fo:font-weight="normal" officeooo:rsid="00612086" style:font-style-asian="normal" style:font-weight-asian="normal" style:font-style-complex="normal" style:font-weight-complex="normal"/>
    </style:style>
    <style:style style:name="T62" style:family="text">
      <style:text-properties fo:language="es" fo:country="VE" fo:font-style="normal" style:font-style-asian="normal" style:font-style-complex="normal"/>
    </style:style>
    <style:style style:name="T63" style:family="text">
      <style:text-properties fo:language="es" fo:country="VE" fo:font-style="normal" officeooo:rsid="002bee8b" style:font-style-asian="normal" style:font-style-complex="normal"/>
    </style:style>
    <style:style style:name="T64" style:family="text">
      <style:text-properties fo:language="es" fo:country="VE" fo:font-style="normal" officeooo:rsid="0035eaff" style:font-style-asian="normal" style:font-style-complex="normal"/>
    </style:style>
    <style:style style:name="T65" style:family="text">
      <style:text-properties officeooo:rsid="005ebd32"/>
    </style:style>
    <style:style style:name="T66" style:family="text">
      <style:text-properties officeooo:rsid="0060183c"/>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2">
          <style:column style:rel-width="4320*" fo:start-indent="0in" fo:end-indent="0in"/>
          <style:column style:rel-width="5652*" fo:start-indent="0in" fo:end-indent="0in"/>
        </style:columns>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
      <text:p text:style-name="P7"><text:span text:style-name="T65">Caso </text:span>Lime: Micromobiliad en las ciudades</text:p>
      <text:p text:style-name="P5"/>
      <text:p text:style-name="P5"/>
      <text:p text:style-name="P5">Alumno: Rodrigo Serrano</text:p>
      <text:p text:style-name="P5"/>
      <text:p text:style-name="P9">Introducción</text:p>
      <text:p text:style-name="P10"/>
      <text:p text:style-name="P39"><text:span text:style-name="T6">E</text:span><text:span text:style-name="T7">l presente trabajo busca analizar </text:span><text:span text:style-name="T6">el </text:span><text:span text:style-name="T8">modelo de negocio y la gestión de datos de la organización </text:span><text:span text:style-name="T12">Lime</text:span><text:span text:style-name="T13">, </text:span><text:span text:style-name="T14">busca entender la problemática </text:span><text:span text:style-name="T15">que</text:span><text:span text:style-name="T14"> intenta solucionar y el contexto de explotación de los datos. </text:span><text:span text:style-name="T50">Lime es una organización que presta servicios de micromobilidad en </text:span><text:span text:style-name="T52">zonas urbanas de </text:span><text:span text:style-name="T56">m</text:span><text:span text:style-name="T58">á</text:span><text:span text:style-name="T56">s de 120 </text:span><text:span text:style-name="T50">ciudades </text:span><text:span text:style-name="T52">en </text:span><text:span text:style-name="T56">31</text:span><text:span text:style-name="T52"> países. Su modelo de negocio consiste en </text:span><text:span text:style-name="T50">alquila</text:span><text:span text:style-name="T52">r </text:span><text:span text:style-name="T58">micro-</text:span><text:span text:style-name="T50">vehículos como scooters y bicicletas eléctricas</text:span><text:span text:style-name="T52"> </text:span><text:span text:style-name="T58">localizadas</text:span><text:span text:style-name="T53"> </text:span><text:span text:style-name="T52">en cualquier parte de la ciudad, siempre respetando las reglas de no obstrucción de las aceras</text:span><text:span text:style-name="T50">. </text:span><text:span text:style-name="T53">Por otro lado Lime paga a personas que buscan las unidades y las recargan en las noches para luego devolverlas a las calles.</text:span></text:p>
      <text:p text:style-name="P25"/>
      <text:p text:style-name="P40"><text:span text:style-name="T53">El modelo de </text:span><text:span text:style-name="T54">negocio de </text:span><text:span text:style-name="T53">Lime es muy interesante ya que reta a un cambio en la manera que las personas se mueve</text:span><text:span text:style-name="T54">n dentro de la ciudad. </text:span><text:span text:style-name="T58">D</text:span><text:span text:style-name="T55">esde </text:span><text:span text:style-name="T58">principios d</text:span><text:span text:style-name="T55">el siglo XX se ha industrializado la producción del automóvil y los dise</text:span><text:span text:style-name="T57">ñ</text:span><text:span text:style-name="T55">os urbanos de las ciudades se basa</text:span><text:span text:style-name="T58">n</text:span><text:span text:style-name="T55"> en </text:span><text:span text:style-name="T58">la idea de </text:span><text:span text:style-name="T55">que las personas de moviliz</text:span><text:span text:style-name="T58">a</text:span><text:span text:style-name="T55">n utilizando autos o transporte público como </text:span><text:span text:style-name="T58">el </text:span><text:span text:style-name="T55">metro o </text:span><text:span text:style-name="T58">sistema de </text:span><text:span text:style-name="T55">autobuses. Esta idea de micromobiliad sugiere que es mas eficiente y sustentable el transporte dentro de la ciudad utilizando micro-vehículos que pueden ser compartidos entre los usuarios.</text:span></text:p>
      <text:p text:style-name="P25"/>
      <text:p text:style-name="P14"/>
      <text:p text:style-name="P3"><text:span text:style-name="T63">Descripción</text:span><text:span text:style-name="T62"> de la Organización</text:span></text:p>
      <text:p text:style-name="P14"/>
      <text:p text:style-name="P41"><text:span text:style-name="T15">Lime es una </text:span><text:span text:style-name="T16">compañía de transporte urbano con base en </text:span><text:span text:style-name="T58">S</text:span><text:span text:style-name="T16">an </text:span><text:span text:style-name="T58">F</text:span><text:span text:style-name="T16">rancisco, </text:span><text:span text:style-name="T15">su objetivo es reducir la dependencia de automóviles personales para el transporte </text:span><text:span text:style-name="T58">interno de la ciudad,</text:span><text:span text:style-name="T15"> utilizando un modelo ecologicamente sustentable. </text:span><text:span text:style-name="T18">Lime dispone a los usuarios</text:span><text:span text:style-name="T17"> </text:span><text:span text:style-name="T20">(Riders) </text:span><text:span text:style-name="T17">una serie de vehículos </text:span><text:span text:style-name="T18">eléctricos unipersonales (scooters, bicicletas y motocicletas), </text:span><text:span text:style-name="T17">capacitados para recorrer cortas distancias. </text:span><text:span text:style-name="T59">E</text:span><text:span text:style-name="T18">l usuario </text:span><text:span text:style-name="T59">utilizando una </text:span><text:span text:style-name="T18">aplicación </text:span><text:span text:style-name="T59">móvil </text:span><text:span text:style-name="T18">puede encontrar </text:span><text:span text:style-name="T19">vía GPS </text:span><text:span text:style-name="T18">el vehículo m</text:span><text:span text:style-name="T59">á</text:span><text:span text:style-name="T18">s cercano y utilizarlo pagando una tarifa durante el tiempo de uso. </text:span><text:span text:style-name="T20">Los vehículos son </text:span><text:span text:style-name="T21">re</text:span><text:span text:style-name="T20">cargados por contratistas (Juicers) aprobados por Lime, </text:span><text:span text:style-name="T21">los cuales</text:span><text:span text:style-name="T20"> son compensados monetariamente </text:span><text:span text:style-name="T21">por cargar y disponer nuevamente l</text:span><text:span text:style-name="T48">a</text:span><text:span text:style-name="T21">s </text:span><text:span text:style-name="T48">unidades</text:span><text:span text:style-name="T21"> en sectores </text:span><text:span text:style-name="T59">señalados por la aplicación</text:span><text:span text:style-name="T21">. </text:span></text:p>
      <text:p text:style-name="P15"/>
      <text:p text:style-name="P27"><text:span text:style-name="T21">De esta manera se crea un red entre los Riders, </text:span><text:span text:style-name="T59">que podrían verse como la figura de</text:span><text:span text:style-name="T21"> </text:span><text:span text:style-name="T22">consumidores</text:span><text:span text:style-name="T21"> y los Juicers </text:span><text:span text:style-name="T59">que serían los </text:span><text:span text:style-name="T22">productores. </text:span><text:span text:style-name="T59">Esta red </text:span><text:span text:style-name="T21">cumple con l</text:span><text:span text:style-name="T59">o</text:span><text:span text:style-name="T21">s </text:span><text:span text:style-name="T59">principios de </text:span><text:span text:style-name="T21">externalidades de red: al incrementar la cantidad de Riders, incrementa el valor del producto para los Juicers, ya que tendrán m</text:span><text:span text:style-name="T59">á</text:span><text:span text:style-name="T21">s vehículos para recargar y por lo tanto m</text:span><text:span text:style-name="T59">á</text:span><text:span text:style-name="T21">s posibilidades de capitalizar en la plataforma. El caso contrario también se cumple: mientras m</text:span><text:span text:style-name="T59">á</text:span><text:span text:style-name="T21">s Juicers </text:span><text:span text:style-name="T48">recarguen unidades</text:span><text:span text:style-name="T21">, mayor cantidad de vehículos disponibles, es decir m</text:span><text:span text:style-name="T59">á</text:span><text:span text:style-name="T21">s facilidad para los Riders de encontrar un vehículo, incrementando el valor de la plataforma.</text:span></text:p>
      <text:p text:style-name="P15"/>
      <text:p text:style-name="P38"><text:soft-page-break/><text:span text:style-name="T21">E</text:span><text:span text:style-name="T51">l modelo capitaliza el servicio alquilando los vehículos en 1 dólar por activación, m</text:span><text:span text:style-name="T59">á</text:span><text:span text:style-name="T51">s 0.3 d</text:span><text:span text:style-name="T59">ó</text:span><text:span text:style-name="T51">lares por minuto de uso, igualmente cobra por reservar el vehículo. Por otro lado, paga a los Juicers </text:span><text:span text:style-name="T52">en promedio 8 d</text:span><text:span text:style-name="T59">ó</text:span><text:span text:style-name="T52">lares por scooter </text:span><text:span text:style-name="T59">recargado</text:span><text:span text:style-name="T52">, los cuales deben cumplir con cargar al menos el 95% de la batería de la unidad, y dejarla en la zona indicada por la aplicación.</text:span></text:p>
      <text:p text:style-name="P15"/>
      <text:p text:style-name="P28"><text:span text:style-name="T21">A </text:span><text:span text:style-name="T22">diferencia de otros modelos PaaS, Lime tiene una </text:span><text:span text:style-name="T23">dificultad </text:span><text:span text:style-name="T22">física, ya que el aumentar el tamaño de la red implica </text:span><text:span text:style-name="T59">un </text:span><text:span text:style-name="T23">colapso </text:span><text:span text:style-name="T22">en la vialidad de la ciudad, </text:span><text:span text:style-name="T59">las cuales </text:span><text:span text:style-name="T22">no están preparadas para un cambio en el transporte urbano. Esto ya ha ocurrido en varias ciudades donde Lime tuvo que detener operaciones, </text:span><text:span text:style-name="T23">bien sea por aumento de accidentes originados por no contar con vías aptas para los scooters o colapso en las aceras de la ciudad, debido a que los usuarios no respetan las políticas de parqueo, </text:span><text:span text:style-name="T60">o</text:span><text:span text:style-name="T23"> simplemente no tienen donde parquear el vehículo. </text:span><text:span text:style-name="T48">En este sentido, Lime es una empresa privada que depende de la colaboración y aprobación de los gobiernos y alcaldías ya que su gestión impacta directamente en la movilidad de los residentes de la ciudad. </text:span></text:p>
      <text:p text:style-name="P16"/>
      <text:p text:style-name="P37"><text:span text:style-name="T48">La arquitectura empresarial esta conformada por: el equipo de desarrollo de software, donde se incluirían a los científicos de datos, analistas y programadores; el equipo de Operaciones, que se encargan de reubicar, reparar y reemplazar las unidades; </text:span><text:span text:style-name="T49">e</text:span><text:span text:style-name="T48">l equipo de Ingeniería, que dise</text:span><text:span text:style-name="T57">ñ</text:span><text:span text:style-name="T48">an y desarrollan los vehículos </text:span><text:span text:style-name="T49">y el equipo Administrativo y de Negocio que se encarga del modelo de negocio y actividades gerenciales.</text:span></text:p>
      <text:p text:style-name="P16"/>
      <text:p text:style-name="P16"/>
      <text:p text:style-name="P16"/>
      <text:p text:style-name="P3"><text:span text:style-name="T64">Gestión</text:span><text:span text:style-name="T62"> de Datos</text:span></text:p>
      <text:p text:style-name="P16"/>
      <text:p text:style-name="P33"><text:span text:style-name="T21">L</text:span><text:span text:style-name="T23">ime </text:span><text:span text:style-name="T25">es una organización fuertemente influenciada por los datos, especialmente datos provenientes de sensores y de </text:span><text:span text:style-name="T28">GPS</text:span><text:span text:style-name="T25">. </text:span><text:span text:style-name="T26">Lime gestiona datos de ubicación de los Riders, vehículos y Juicers para mantener una red equilibrada, destinando unidades a zonas de alta demanda y retirando unidades en zonas con riesgo de colapsar. </text:span><text:span text:style-name="T32">Manejan datos sobre adopción de los vehículos para destinar m</text:span><text:span text:style-name="T60">á</text:span><text:span text:style-name="T32">s scooters o bicicletas </text:span><text:span text:style-name="T33">en zonas </text:span><text:span text:style-name="T32">que demanden </text:span><text:span text:style-name="T33">cada tipo de </text:span><text:span text:style-name="T32">unidad.</text:span></text:p>
      <text:p text:style-name="P21"/>
      <text:p text:style-name="P33"><text:span text:style-name="T35">Los datos de geolocalizacion </text:span><text:span text:style-name="T27">les permite</text:span><text:span text:style-name="T35">n</text:span><text:span text:style-name="T28"> </text:span><text:span text:style-name="T35">s</text:span><text:span text:style-name="T36">ituar</text:span><text:span text:style-name="T28"> eficientemente los </text:span><text:span text:style-name="T26">parqueaderos para evitar que los scooters queden estacionados en las aceras de la ciudad. </text:span><text:span text:style-name="T28">T</text:span><text:span text:style-name="T26">ambién solicita a los usuarios que </text:span><text:span text:style-name="T27">registren </text:span><text:span text:style-name="T26">una foto </text:span><text:span text:style-name="T27">del vehículo estacionado </text:span><text:span text:style-name="T26">con sus teléfonos móvile</text:span><text:span text:style-name="T30">s</text:span><text:span text:style-name="T27"> al terminar el viaje, </text:span><text:span text:style-name="T28">y mediante algoritmos de reconocimiento de imágenes identifican el contexto, permitiendo tomar decisiones como </text:span><text:span text:style-name="T27">multa</text:span><text:span text:style-name="T28">r o enviar alertas</text:span><text:span text:style-name="T27"> a los Riders que incumplan con las normas. </text:span></text:p>
      <text:p text:style-name="P19"/>
      <text:p text:style-name="P29"><text:span text:style-name="T25">Los servidores de Lime deben comunicarse con los scooters para poder habilitarlos </text:span><text:span text:style-name="T28">o bloquearlos</text:span><text:span text:style-name="T25">. Los sensores deben recolectar información </text:span><text:span text:style-name="T28">en tiempo real </text:span><text:span text:style-name="T25">sobre la ubicación, velocidad y nivel de batería de los scooters, para permitir algunas de las funcionalidades que implementa Lime, como por ejemplo bajar la velocidad de los vehículos cuando entran en ciertas zonas de la ciudad.</text:span></text:p>
      <text:p text:style-name="P19"/>
      <text:p text:style-name="P30"><text:span text:style-name="T25">L</text:span><text:span text:style-name="T28">ime implementa sofisticados modelos de aprendizaje automático para </text:span><text:span text:style-name="T29">identificar la superficie sobre la cual transita el vehículo y así saber si el Rider maneja por la acera o la carretera. Esta información no solo habilita alertas y penalizaciones al Rider </text:span><text:span text:style-name="T30">en caso de pasar más de la mitad del viaje manejando por </text:span><text:soft-page-break/><text:span text:style-name="T30">la acera, </text:span><text:span text:style-name="T29">sino que, ayuda al planeamiento de las ciudades, generando información valiosa </text:span><text:span text:style-name="T30">que los gobiernos pueden gestionar a la hora de re</text:span><text:span text:style-name="T57">diseñar </text:span><text:span text:style-name="T30">las vías urbanas.</text:span></text:p>
      <text:p text:style-name="P17"/>
      <text:p text:style-name="P31"><text:span text:style-name="T21">También</text:span><text:span text:style-name="T30"> recolectan información del uso de la aplicación para aumentar recursos en las horas de mayor tr</text:span><text:span text:style-name="T60">á</text:span><text:span text:style-name="T30">fico, por ejemplo, en las noches se genera un pico en el trafico de la aplicación debido a que los Juicers buscan las unidades para recargarlas. Igualmente gestionan datos a nivel de usuario como cualquier aplicación para destinar promociones, ventas cruzadas, o incluso proveer información a los seguros </text:span><text:span text:style-name="T31">para el desarrollo de modelos actuariales, </text:span><text:span text:style-name="T36">y así brindar pólizas de accidentes durante los viajes</text:span><text:span text:style-name="T31">.</text:span></text:p>
      <text:p text:style-name="P17"/>
      <text:p text:style-name="P32"><text:span text:style-name="T33">El equipo de analíticas u</text:span><text:span text:style-name="T24">sa </text:span><text:span text:style-name="T57">A</text:span><text:span text:style-name="T24">mazon </text:span><text:span text:style-name="T57">K</text:span><text:span text:style-name="T24">inesis </text:span><text:span text:style-name="T33">para la recopilación, procesamiento y análisis de datos en tiempo real, lo que les permite tomar decisiones de manera oportuna y </text:span><text:span text:style-name="T34">desarrollar funciones</text:span><text:span text:style-name="T33"> como l</text:span><text:span text:style-name="T34">a</text:span><text:span text:style-name="T33">s antes mencionad</text:span><text:span text:style-name="T34">a</text:span><text:span text:style-name="T33">s, aplicando modelos de aprendizaje para brindar un servicio </text:span><text:span text:style-name="T60">ó</text:span><text:span text:style-name="T33">ptimo y </text:span><text:span text:style-name="T34">orientado a los datos.</text:span><text:span text:style-name="T33"> </text:span></text:p>
      <text:p text:style-name="P22"/>
      <text:p text:style-name="P23">Lime no debe contar <text:span text:style-name="T66">unicamente </text:span>con datos generados por el negocio, sino que debe contar con mapas actualizados y detallados de las ciudades donde mantiene operaciones paras conocer las características y capacidades viales de las diferentes zonas de la ciudad. Esto les permite limitar o expandir el numero de unidades no solo en función de su masa de usuarios sino en las limitaciones urbanas.</text:p>
      <text:p text:style-name="P16"/>
      <text:p text:style-name="P16"/>
      <text:p text:style-name="P16"/>
      <text:p text:style-name="P3"><text:span text:style-name="T64">Problemática</text:span><text:span text:style-name="T62"> de la organización</text:span></text:p>
      <text:p text:style-name="P20"/>
      <text:p text:style-name="P42"><text:span text:style-name="T37">La gestión de los datos en Lime es de alta prioridad y vital para la organización. Tomar decisiones que impactan las funcionalidades de los vehículos en tiempo real, hace que los riesgos asociados con la disponibilidad de los datos y </text:span><text:span text:style-name="T38">precisión de los </text:span><text:span text:style-name="T37">modelos de aprendizaje sea muy alta. </text:span><text:span text:style-name="T38">Una predicción incorrecta en el tipo de superficie sobre la que transita </text:span><text:span text:style-name="T39">el</text:span><text:span text:style-name="T38"> </text:span><text:span text:style-name="T39">vehículo</text:span><text:span text:style-name="T38"> podría acarrear </text:span><text:span text:style-name="T39">en </text:span><text:span text:style-name="T38">penalizaciones o alertas injust</text:span><text:span text:style-name="T39">as</text:span><text:span text:style-name="T38"> a los Riders. Igualmente, una demora en la disponibilidad de los datos de geolocalizaci</text:span><text:span text:style-name="T47">ó</text:span><text:span text:style-name="T38">n </text:span><text:span text:style-name="T39">podría provocar que un cliente </text:span><text:span text:style-name="T40">no encontra</text:span><text:span text:style-name="T61">se</text:span><text:span text:style-name="T40"> un vehículo donde se lo indica la aplicación.</text:span></text:p>
      <text:p text:style-name="P24"/>
      <text:p text:style-name="P34"><text:span text:style-name="T40">O</text:span><text:span text:style-name="T39">tro riesgo tiene que ver con la precisión de su modelo de detección de imágenes. </text:span><text:span text:style-name="T41">Uno de los principales problemas causados por las empresas de micromobilidad es el colapso de las aceras en centros poblados de la ciudades, </text:span><text:span text:style-name="T42">provocado por el incumplimiento de las normas de parqueo por parte de los Riders. </text:span><text:span text:style-name="T43">La solución de </text:span><text:span text:style-name="T42">Lime </text:span><text:span text:style-name="T43">es </text:span><text:span text:style-name="T42">solicita</text:span><text:span text:style-name="T43">r </text:span><text:span text:style-name="T42">a los usuarios fotos de las unidade</text:span><text:span text:style-name="T43">s</text:span><text:span text:style-name="T42"> al finalizar el viaje. Si el modelo de aprendizaje no es correcto, podría ocasionar multas injustas a los Riders o no reconocer cuando una unidad se encuentra mal estacionada.</text:span></text:p>
      <text:p text:style-name="P24"/>
      <text:p text:style-name="P35"><text:span text:style-name="T38">L</text:span><text:span text:style-name="T44">ime distribuye los vehículos de acuerdo a un modelo predictivo que estima donde y cuando es m</text:span><text:span text:style-name="T61">á</text:span><text:span text:style-name="T44">s probable que un Rider necesite una unidad. Este modelo es entrenado con millones de observaciones históricas </text:span><text:span text:style-name="T45">para detectar patrones de comportamiento y proveer una estimación de la demanda en el corto plazo. Con estas estimaciones, Lime puede obtener una ventaja con respecto a sus competidores, asegurándose de siempre contar con unidades disponible cerca de la demanda de los usuarios, sin embargo, también es un modelo que pudiese sufrir de sesgos.</text:span></text:p>
      <text:p text:style-name="P26"><text:soft-page-break/></text:p>
      <text:p text:style-name="P36"><text:span text:style-name="T45">El modelo de estimación de demanda pudiese predecir que </text:span><text:span text:style-name="T46">la mayoría de las unidades deben destinarse a centros financieros, o zonas de alto poder adquisitivo. Esto dejaría a las zonas residenciales y zonas con menor poder adquisitivo con un servicio menos </text:span><text:span text:style-name="T61">ó</text:span><text:span text:style-name="T46">ptimo y de menor calidad. Adem</text:span><text:span text:style-name="T61">á</text:span><text:span text:style-name="T46">s de sobre-poblar las zonas de alta demanda con unidades, lo que podría provocar accidentes en la vías y obstrucciones en las aceras. Esto podría ocurrir por ejemplo, </text:span><text:span text:style-name="T61">si </text:span><text:span text:style-name="T46">el modelo solo se entren</text:span><text:span text:style-name="T61">ase</text:span><text:span text:style-name="T46"> con datos de demanda histórica, sin tomar en cuenta el contexto de las distintas zonas urbanas de la ciudad, </text:span><text:span text:style-name="T48">lo cual</text:span><text:span text:style-name="T46"> ser</text:span><text:span text:style-name="T61">í</text:span><text:span text:style-name="T46">a injusto para los residentes de las zonas menos favorecidas, </text:span><text:span text:style-name="T47">que no podrían contar con el servicio optimo. </text:span><text:span text:style-name="T46">P</text:span><text:span text:style-name="T47">ara contrarrestar </text:span><text:span text:style-name="T48">este problema</text:span><text:span text:style-name="T47">, el equipo de Data Scientist</text:span><text:span text:style-name="T48">s </text:span><text:span text:style-name="T47">de Lime diseño el algoritmo de tal manera que prioriza zonas especificas de baja demanda actual pero </text:span><text:span text:style-name="T48">donde</text:span><text:span text:style-name="T47"> los micro-vehículos a</text:span><text:span text:style-name="T61">ú</text:span><text:span text:style-name="T47">n sirvan como un recurso de movilidad muy importante</text:span></text:p>
      <text:p text:style-name="P13"/>
      <text:p text:style-name="P13"/>
      <text:p text:style-name="P13"/>
      <text:p text:style-name="P8">Conclusión</text:p>
      <text:p text:style-name="P12"/>
      <text:p text:style-name="P12">No esta claro que Lime sea un modelo de negocio de plataforma ya que si bien conecta consumidores con productores y esta regido por los principios de externaildaes de red, tiene una barrera física ya que presta un servicio de transporte que se limita por el espacio y dise<text:span text:style-name="T65">ñ</text:span>o urbano de las ciudades y no puede ser escalado como si lo puede ser una plataforma digital.</text:p>
      <text:p text:style-name="P12"/>
      <text:p text:style-name="P12">Sin embargo es muy interesante entender su modelo de negocio y la propuesta de valor que a<text:span text:style-name="T65">ñ</text:span>ade como solución a un problema tan tangible como el transporte en ciudades acusadas de sobre población, todo esto encontrando una solución sustentable para el medio ambiente. </text:p>
      <text:p text:style-name="P12"/>
      <text:p text:style-name="P43"><text:span text:style-name="T9">Lime tiene un manejo de los datos muy </text:span><text:span text:style-name="T10">ó</text:span><text:span text:style-name="T9">ptimo, esto se demuestra en la calidad del servicio y en la posición de</text:span><text:span text:style-name="T10">l</text:span><text:span text:style-name="T9"> mercado, siendo una de las compañías m</text:span><text:span text:style-name="T10">á</text:span><text:span text:style-name="T9">s grandes de </text:span><text:span text:style-name="T10">su sector</text:span><text:span text:style-name="T9">. </text:span><text:span text:style-name="T10">Su estrategia de optimización depende del comportamiento de </text:span><text:span text:style-name="T11">movilidad de las personas en las distintas ciudades donde mantienen operaciones. Por lo tanto, deben entender los datos propios de cada ciudad y adaptar sus modelos para evitar sesgos.</text:span></text:p>
      <text:p text:style-name="P45"/>
      <text:p text:style-name="P11"/>
      <text:p text:style-name="P11"/>
      <text:p text:style-name="P6">Bibliografía</text:p>
      <text:p text:style-name="P6"/>
      <text:p text:style-name="P18">https://aws.amazon.com/es/blogs/startups/how-lime-leverages-data-to-keep-their-e-scooters-charged-and-accessible/</text:p>
      <text:p text:style-name="P6"/>
      <text:p text:style-name="P18"><text:a xlink:type="simple" xlink:href="https://venturebeat.com/2020/01/28/lime-uses-sensor-data-to-keep-scooters-off-sidewalks/" text:style-name="Internet_20_link" text:visited-style-name="Visited_20_Internet_20_Link">https://venturebeat.com/2020/01/28/lime-uses-sensor-data-to-keep-scooters-off-sidewalks/</text:a></text:p>
      <text:p text:style-name="P18"/>
      <text:p text:style-name="P18"><text:a xlink:type="simple" xlink:href="https://www.phocuswire.com/Lime-raises-523M-promises-20M-net-zero-goal" text:style-name="Internet_20_link" text:visited-style-name="Visited_20_Internet_20_Link">https://www.phocuswire.com/Lime-raises-523M-promises-20M-net-zero-goal</text:a></text:p>
      <text:p text:style-name="P18"/>
      <text:p text:style-name="P18">https://www.bird.co/blog/inside-bird-machine-learning-algorithm-humanizing-urban-mobilit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language="es" fo:country="MX" officeooo:rsid="00074cb1" officeooo:paragraph-rsid="00074cb1"/>
    </style:style>
    <style:style style:name="MP2" style:family="paragraph" style:parent-style-name="Standard">
      <style:paragraph-properties fo:text-align="end" style:justify-single-word="false"/>
      <style:text-properties officeooo:paragraph-rsid="00074cb1"/>
    </style:style>
    <style:style style:name="MP3" style:family="paragraph" style:parent-style-name="Header">
      <style:paragraph-properties fo:text-align="end" style:justify-single-word="false"/>
      <style:text-properties fo:font-weight="bold" officeooo:rsid="00074cb1" officeooo:paragraph-rsid="00074cb1" style:font-weight-asian="bold" style:font-weight-complex="bold"/>
    </style:style>
    <style:style style:name="MT1" style:family="text">
      <style:text-properties fo:language="es" fo:country="MX" fo:font-weight="bold" officeooo:rsid="000907bd" style:font-weight-asian="bold" style:font-weight-complex="bold"/>
    </style:style>
    <style:style style:name="MT2" style:family="text">
      <style:text-properties fo:language="es" fo:country="MX" fo:font-weight="bold" officeooo:rsid="0025d7e2" style:font-weight-asian="bold" style:font-weight-complex="bold"/>
    </style:style>
    <style:style style:name="MT3" style:family="text">
      <style:text-properties fo:language="es" fo:country="MX" fo:font-weight="bold" officeooo:rsid="005ebd32" style:font-weight-asian="bold" style:font-weight-complex="bold"/>
    </style:style>
    <style:style style:name="MT4" style:family="text">
      <style:text-properties fo:language="es" fo:country="MX" officeooo:rsid="000907bd"/>
    </style:style>
    <style:style style:name="MT5" style:family="text">
      <style:text-properties fo:language="es" fo:country="MX" officeooo:rsid="00082c71"/>
    </style:style>
    <style:style style:name="M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Sect1" style:family="section">
      <style:section-properties fo:background-color="transparent" text:dont-balance-text-columns="false" style:editable="false">
        <style:columns fo:column-count="2">
          <style:column style:rel-width="4320*" fo:start-indent="0in" fo:end-indent="0in"/>
          <style:column style:rel-width="5652*" fo:start-indent="0in" fo:end-indent="0in"/>
        </style:columns>
        <style:background-image/>
      </style:section-properti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section text:style-name="MSect1" text:name="Section1">
          <text:p text:style-name="MP1"><draw:frame draw:style-name="Mfr1" draw:name="Imagen 4" text:anchor-type="as-char" svg:y="-0.5228in" svg:width="2.5618in" svg:height="0.6898in" draw:z-index="3"><draw:image xlink:href="Pictures/1000020100000277000000A7A5058804FBFF6AD4.png" xlink:type="simple" xlink:show="embed" xlink:actuate="onLoad" loext:mime-type="image/png"/></draw:frame></text:p>
          <text:p text:style-name="MP2"/>
          <text:p text:style-name="MP2"><text:span text:style-name="MT1">Trabajo </text:span><text:span text:style-name="MT2">Final</text:span></text:p>
          <text:p text:style-name="MP2"><text:span text:style-name="MT1">G</text:span><text:span text:style-name="MT3">estión de Datos en Contextos Organizacionales</text:span></text:p>
          <text:p text:style-name="MP3"><text:span text:style-name="MT4">A</text:span><text:span text:style-name="MT5">ñ</text:span><text:span text:style-name="MT4">o 2021</text:span></text:p>
        </text:section>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4:31:00.468733123</meta:creation-date>
    <dc:date>2021-12-20T05:11:06.881659814</dc:date>
    <meta:editing-duration>PT6H22M27S</meta:editing-duration>
    <meta:editing-cycles>12</meta:editing-cycles>
    <meta:generator>LibreOffice/6.4.7.2$Linux_X86_64 LibreOffice_project/40$Build-2</meta:generator>
    <meta:document-statistic meta:table-count="0" meta:image-count="1" meta:object-count="0" meta:page-count="4" meta:paragraph-count="37" meta:word-count="1788" meta:character-count="11422" meta:non-whitespace-character-count="9665"/>
  </office:meta>
</office:document-meta>
</file>